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TableColumn4" style:family="table-column">
      <style:table-column-properties style:column-width="4.177in" style:use-optimal-column-width="false"/>
    </style:style>
    <style:style style:name="TableColumn5" style:family="table-column">
      <style:table-column-properties style:column-width="2.5208in" style:use-optimal-column-width="false"/>
    </style:style>
    <style:style style:name="Table3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Trebuchet MS" fo:font-weight="bold" style:font-weight-asian="bold" style:font-weight-complex="bold" fo:color="#FF6600"/>
    </style:style>
    <style:style style:name="TableCell9" style:family="table-cell">
      <style:table-cell-properties fo:border="0.0034in solid #000000" fo:background-color="#FFFFCC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end"/>
      <style:text-properties style:font-name="Trebuchet MS" fo:font-weight="bold" style:font-weight-asian="bold" style:font-weight-complex="bold" fo:color="#FF6600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Arial" fo:font-size="11pt" style:font-size-asian="11pt" style:font-size-complex="11pt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This is a very simple template that will help us to illustrate the basics of the replace method.</text:p>
      <text:p text:style-name="Standard"/>
      <text:p text:style-name="Standard">First we are going to replace a standard variable: {{variable}}.</text:p>
      <text:p text:style-name="Standard"/>
      <text:p text:style-name="Standard">In this paragraph we<text:s/>are going to replace natural text: replace me, please.</text:p>
      <text:p text:style-name="Standard"/>
      <text:p text:style-name="Standard">A simple list:</text:p>
      <text:p text:style-name="Standard"/>
      <text:list text:style-name="LFO1" text:continue-numbering="true">
        <text:list-item>
          <text:p text:style-name="P2">{{item}}</text:p>
        </text:list-item>
      </text:list>
      <text:p text:style-name="Standard"/>
      <text:p text:style-name="Standard">And a simple table:</text:p>
      <text:p text:style-name="Standard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duct</text:p>
          </table:table-cell>
          <table:table-cell table:style-name="TableCell9">
            <text:p text:style-name="P10">Price</text:p>
          </table:table-cell>
        </table:table-row>
        <table:table-row table:style-name="TableRow11">
          <table:table-cell table:style-name="TableCell12">
            <text:p text:style-name="P13">{{product}}</text:p>
          </table:table-cell>
          <table:table-cell table:style-name="TableCell14">
            <text:p text:style-name="P15">${{price}}</text:p>
          </table:table-cell>
        </table:table-row>
      </table:table>
      <text:p text:style-name="Standard"/>
      <text:p text:style-name="Standard">Now the same variable replaced by different values: first {{test}}, second {{test}} and last {{test}}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This is a {{example_header}}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-Com</meta:initial-creator>
    <dc:creator>Pc-Com</dc:creator>
    <meta:creation-date>2016-12-10T18:46:00Z</meta:creation-date>
    <dc:date>2016-12-10T18:46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6" meta:character-count="430" meta:row-count="3" meta:non-whitespace-character-count="365"/>
  </office:meta>
</office:document-meta>
</file>